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0f19" officeooo:paragraph-rsid="00000f19"/>
    </style:style>
    <style:style style:name="P2" style:family="paragraph" style:parent-style-name="Standard">
      <style:text-properties officeooo:rsid="00000f19" officeooo:paragraph-rsid="00011c11"/>
    </style:style>
    <style:style style:name="P3" style:family="paragraph" style:parent-style-name="Standard">
      <style:text-properties officeooo:rsid="00011c11" officeooo:paragraph-rsid="00011c11"/>
    </style:style>
    <style:style style:name="T1" style:family="text">
      <style:text-properties officeooo:rsid="00011c11"/>
    </style:style>
    <style:style style:name="T2" style:family="text">
      <style:text-properties style:text-underline-style="none"/>
    </style:style>
    <style:style style:name="T3" style:family="text">
      <style:text-properties style:text-underline-style="none" officeooo:rsid="00011c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is Game was created on a part time contract for Studio SE, a Denver-based Company who Offers courses on Model Based Systems Engineering and the SysML Language (a modeling and documentation language very similar to UML). They were attending a trade conference for Systems Engineering and wanted their exposition booth to contain an attraction in the form of a video game. They <text:span text:style-name="T1">hi</text:span>red me to be the sole designer and programmer to create this video game for them.</text:p>
      <text:p text:style-name="P2"/>
      <text:p text:style-name="P2"><text:span text:style-name="T1">From the start, the project had a pretty significant set of constraints.</text:span> First and foremost, the Conference would be held just over a month after our initial meeting, resulting in an incredibly short development <text:span text:style-name="T1">cycle</text:span>.<text:span text:style-name="T2"> </text:span><text:span text:style-name="T3">This development time was even further limited by the terms of the project, allowing an average of only 30 hours a week and myself as the sole contractor.</text:span><text:span text:style-name="T2"> </text:span>Other parameters were that they wanted the game to be short (to quickly move through a potentially high volume of players), and easy to approach by non-gamers (anticipating that most attendees of the conference would have little to no experience with video games). <text:span text:style-name="T1">They also had a preference for Unreal Engine.</text:span></text:p>
      <text:p text:style-name="P1"/>
      <text:p text:style-name="P3">Despite these constraints, I was also given a substantial amount of independence on the project, starting with being tasked to conceptualize a game idea from scratch. After some discussion with the clients, I decided to lean into the educational nature of their business model. Designing a game in which the player would utilize their knowledge of SysML syntax to navigate through </text:p>
      <text:p text:style-name="P1"/>
      <text:p text:style-name="P1"/>
      <text:p text:style-name="P1">This game was originally created for the 2024 Global Game Jam, with the theme "make me laugh". The mechanical premise of the game was a minigame centric battle royale with the central win/loss mechanic being based around laughter. Collecting some items (such as the whoopie Cushion or air horn) would allow you to force other players to laugh, while others (doing taxes) would decrease your own, laugh value, represented by a meter on the UI. When players had higher laugh values they would move faster. This established a sense of risk-reward, as if their meter reached the max value, they would lose control over laughter, thus being eliminated from the game. We added three separate Game Modes, each with unique win conditions. King of the Hill allowed players to earn points by standing in control zones that would periodically shift around the map. An obstacle course awarded the first player to reach the end. And the Last Man Standing was a free for all in which the player still alive and with the lowest laugh meter at the end of the round would wi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0T19:21:17.011000000</meta:creation-date>
    <dc:date>2024-09-20T20:08:40.355000000</dc:date>
    <meta:editing-duration>PT26M55S</meta:editing-duration>
    <meta:editing-cycles>1</meta:editing-cycles>
    <meta:document-statistic meta:table-count="0" meta:image-count="0" meta:object-count="0" meta:page-count="1" meta:paragraph-count="4" meta:word-count="437" meta:character-count="2586" meta:non-whitespace-character-count="2151"/>
    <meta:generator>LibreOffice/24.2.2.2$Windows_X86_64 LibreOffice_project/d56cc158d8a96260b836f100ef4b4ef25d6f1a01</meta:generator>
  </office:meta>
</office:document-meta>
</file>